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text-properties officeooo:rsid="0015e25b" officeooo:paragraph-rsid="0015e25b"/>
    </style:style>
    <style:style style:name="P3" style:family="paragraph" style:parent-style-name="Text_20_body">
      <style:paragraph-properties fo:margin-left="1.251cm" fo:margin-right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jándékozás</text:p>
      <text:p text:style-name="P3">Könyv</text:p>
      <text:p text:style-name="P3">Óra / Karóra</text:p>
      <text:p text:style-name="P3">Pénztárca</text:p>
      <text:p text:style-name="P3">Illóolaj párologtató</text:p>
      <text:p text:style-name="P3">Digitális képkeret</text:p>
      <text:p text:style-name="P1">Autó, motor</text:p>
      <text:p text:style-name="P3">Autó akkumulátor</text:p>
      <text:p text:style-name="P3">Gumiabroncs</text:p>
      <text:p text:style-name="P3">Jármű akkumulátor töltő</text:p>
      <text:p text:style-name="P3">Motorolaj</text:p>
      <text:p text:style-name="P3">Tehergumi</text:p>
      <text:p text:style-name="Text_20_body">Baba, mama</text:p>
      <text:p text:style-name="P3">Babakocsi</text:p>
      <text:p text:style-name="P3">Bébiőr</text:p>
      <text:p text:style-name="P3">Etetőszék</text:p>
      <text:p text:style-name="P3">Gyerekülés</text:p>
      <text:p text:style-name="P3">Pelenka</text:p>
      <text:p text:style-name="Text_20_body">Bútor, lakberendezés</text:p>
      <text:p text:style-name="P3">Ágyneműhuzat</text:p>
      <text:p text:style-name="P3">Babzsákfotel</text:p>
      <text:p text:style-name="P3">Matrac</text:p>
      <text:p text:style-name="P3">Szerszámszekrény, szerszámkocsi</text:p>
      <text:p text:style-name="P3">Ülőgarnitúra</text:p>
      <text:p text:style-name="Text_20_body">Divat és ruházat</text:p>
      <text:p text:style-name="P3">Férfi póló</text:p>
      <text:p text:style-name="P3">Női cipő</text:p>
      <text:p text:style-name="P3">Női nadrág</text:p>
      <text:p text:style-name="P3">Női póló</text:p>
      <text:p text:style-name="P3">Női ruha</text:p>
      <text:p text:style-name="Text_20_body">Építkezés, felújítás</text:p>
      <text:p text:style-name="P3">Fúró-csavarozó</text:p>
      <text:p text:style-name="P3"><text:soft-page-break/>Fúrókalapács, vésőkalapács</text:p>
      <text:p text:style-name="P3">IP kamera</text:p>
      <text:p text:style-name="P3">Sarokcsiszoló</text:p>
      <text:p text:style-name="P3">Ütvecsavarozó</text:p>
      <text:p text:style-name="Text_20_body">Erotika</text:p>
      <text:p text:style-name="P3">Gumibaba, guminő</text:p>
      <text:p text:style-name="P3">Műpénisz, dildo</text:p>
      <text:p text:style-name="P3">Potencianövelő</text:p>
      <text:p text:style-name="P3">Vagina</text:p>
      <text:p text:style-name="P3">Vibrátor</text:p>
      <text:p text:style-name="Text_20_body">Étel-Ital</text:p>
      <text:p text:style-name="P3">Bor</text:p>
      <text:p text:style-name="P3">Likőr</text:p>
      <text:p text:style-name="P3">Pezsgő</text:p>
      <text:p text:style-name="P3">Táplálékkiegészítő</text:p>
      <text:p text:style-name="P3">Whiskey</text:p>
      <text:p text:style-name="Text_20_body">Film és zene</text:p>
      <text:p text:style-name="P3">Zenei CD</text:p>
      <text:p text:style-name="P3">LP</text:p>
      <text:p text:style-name="P3">Diafilm</text:p>
      <text:p text:style-name="P3">Kazetta</text:p>
      <text:p text:style-name="Text_20_body">Hangszer</text:p>
      <text:p text:style-name="P3">Akusztikus gitár</text:p>
      <text:p text:style-name="P3">Digitális zongora</text:p>
      <text:p text:style-name="P3">Elektromos gitár</text:p>
      <text:p text:style-name="P3">Hangszer erősítő</text:p>
      <text:p text:style-name="P3">Szintetizátor és keyboard</text:p>
      <text:p text:style-name="Text_20_body">Háziállat</text:p>
      <text:p text:style-name="P3">Akvárium</text:p>
      <text:p text:style-name="P3">Akvárium vízszűrő</text:p>
      <text:p text:style-name="P3">Kutyatáp</text:p>
      <text:p text:style-name="P3">Macskabútor, kaparófa</text:p>
      <text:p text:style-name="P3"><text:soft-page-break/>Macskaeledel</text:p>
      <text:p text:style-name="Text_20_body">Háztartási gép</text:p>
      <text:p text:style-name="P3">Hűtőszekrény, hűtőgép</text:p>
      <text:p text:style-name="P3">Kávéfőző</text:p>
      <text:p text:style-name="P3">Mosogatógép</text:p>
      <text:p text:style-name="P3">Mosógép</text:p>
      <text:p text:style-name="P3">Porszívó, takarítógép</text:p>
      <text:p text:style-name="Text_20_body">Hobbi</text:p>
      <text:p text:style-name="P3">Akcióhős, mesehős, játékfigura</text:p>
      <text:p text:style-name="P3">Csocsó asztal</text:p>
      <text:p text:style-name="P3">Darts tábla</text:p>
      <text:p text:style-name="P3">Kártya</text:p>
      <text:p text:style-name="P3">Makett</text:p>
      <text:p text:style-name="Text_20_body">Irodatechnika</text:p>
      <text:p text:style-name="P3">Forgószék</text:p>
      <text:p text:style-name="P3">Iratmegsemmisítő</text:p>
      <text:p text:style-name="P3">Számítógépasztal</text:p>
      <text:p text:style-name="P3">Számológép</text:p>
      <text:p text:style-name="P3">Telefonkészülék</text:p>
      <text:p text:style-name="Text_20_body">Játék</text:p>
      <text:p text:style-name="P3">Interaktív játék</text:p>
      <text:p text:style-name="P3">Játékautó és jármű</text:p>
      <text:p text:style-name="P3">LEGO</text:p>
      <text:p text:style-name="P3">Társasjáték</text:p>
      <text:p text:style-name="P3">Távirányítós játék, RC jármű</text:p>
      <text:p text:style-name="Text_20_body">Műszaki cikk</text:p>
      <text:p text:style-name="P3">Fülhallgató, fejhallgató</text:p>
      <text:p text:style-name="P3">Headset</text:p>
      <text:p text:style-name="P3">LED TV, LCD TV, OLED TV</text:p>
      <text:p text:style-name="P3">Mobiltelefon</text:p>
      <text:p text:style-name="P3">Okosóra, aktivitásmérő</text:p>
      <text:p text:style-name="Text_20_body">Otthon és kert</text:p>
      <text:p text:style-name="P3"><text:soft-page-break/>Aggregátor</text:p>
      <text:p text:style-name="P3">Kompresszor</text:p>
      <text:p text:style-name="P3">Láncfűrész</text:p>
      <text:p text:style-name="P3">Szivattyú</text:p>
      <text:p text:style-name="P3">Távolságmérő, szintező</text:p>
      <text:p text:style-name="Text_20_body">Sport és Fitness</text:p>
      <text:p text:style-name="P3">Elektromos roller</text:p>
      <text:p text:style-name="P3">Futópad</text:p>
      <text:p text:style-name="P3">Horgász orsó</text:p>
      <text:p text:style-name="P3">Kerékpár</text:p>
      <text:p text:style-name="P3">Korcsolya</text:p>
      <text:p text:style-name="Text_20_body">Számítógép</text:p>
      <text:p text:style-name="P3">Monitor</text:p>
      <text:p text:style-name="P3">Notebook</text:p>
      <text:p text:style-name="P3">PC játék</text:p>
      <text:p text:style-name="P3">Tablet PC</text:p>
      <text:p text:style-name="P3">Videokártya</text:p>
      <text:p text:style-name="Text_20_body">Szépségápolás és egészség</text:p>
      <text:p text:style-name="P3">Borotva</text:p>
      <text:p text:style-name="P3">Elektromos fogkefe</text:p>
      <text:p text:style-name="P3">Hajvágó, szakállvágó</text:p>
      <text:p text:style-name="P3">Masszírozó</text:p>
      <text:p text:style-name="P3">Parfüm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2:15:30.319933159</meta:creation-date>
    <dc:date>2021-12-26T12:25:14.591900891</dc:date>
    <meta:editing-duration>PT9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19" meta:word-count="187" meta:character-count="1474" meta:non-whitespace-character-count="1406"/>
  </office:meta>
</office:document-meta>
</file>